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5a3b" officeooo:paragraph-rsid="00195a3b"/>
    </style:style>
    <style:style style:name="P2" style:family="paragraph" style:parent-style-name="Standard">
      <style:text-properties officeooo:rsid="001a04a4" officeooo:paragraph-rsid="001a04a4"/>
    </style:style>
    <style:style style:name="P3" style:family="paragraph" style:parent-style-name="Standard">
      <style:text-properties officeooo:rsid="001af0b0" officeooo:paragraph-rsid="001af0b0"/>
    </style:style>
    <style:style style:name="P4" style:family="paragraph" style:parent-style-name="Standard">
      <style:text-properties officeooo:rsid="001b2f79" officeooo:paragraph-rsid="001b2f79"/>
    </style:style>
    <style:style style:name="T1" style:family="text">
      <style:text-properties officeooo:rsid="001a04a4"/>
    </style:style>
    <style:style style:name="T2" style:family="text">
      <style:text-properties officeooo:rsid="001af0b0"/>
    </style:style>
    <style:style style:name="T3" style:family="text">
      <style:text-properties officeooo:rsid="001b2f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ents : /</text:p>
      <text:p text:style-name="P1">Retard : Ayoub (10min)</text:p>
      <text:p text:style-name="P1"/>
      <text:p text:style-name="P2">Animateur : Andrew</text:p>
      <text:p text:style-name="P2">Secrétaire : Aurélien</text:p>
      <text:p text:style-name="P2"/>
      <text:p text:style-name="P1">Chacun fait un compte rendu détaillé de ses recherches.</text:p>
      <text:p text:style-name="P1"/>
      <text:p text:style-name="P1">Laurent : Notions de base de langage C, présentation des différents types de mémoires présentes sur un arduino : SRAM, Flash, Eeprom. Elles sont toutes fort limitées en taille, il faudra en tenir compte dans le code. Si l'arduino sature en mémoire, il ne l'affichera pas comme tel, mais plantera.</text:p>
      <text:p text:style-name="P1"/>
      <text:p text:style-name="P1">Alix : Types de moteurs (non pas à pas) : </text:p>
      <text:p text:style-name="P1"/>
      <text:p text:style-name="P1"><text:tab/>Servomoteurs : Asservissement électronique pour maintenir l'axe tournant <text:s/>dans la position désirée. Amplitude de 0 à 180 degrés, souvent moins (60°). Peu précis.</text:p>
      <text:p text:style-name="P1"><text:tab/><text:tab/></text:p>
      <text:p text:style-name="P1"><text:tab/>Brushless (synchone à aimant permanent) : Stator et rotor ne sont jamais en contact → grande durée de vie, faible consommation, asservissement, mais plus cher et plus complexe que le moteur pas-à-pas).</text:p>
      <text:p text:style-name="P1"/>
      <text:p text:style-name="P1"><text:tab/>Piézo-électrique : Fonctionne par vibration d'un matériau soumis à un champ EM. Léger, dispose d'un couple important, mais d'une faible vitesse. Durée de vie faible, mauvais rendement énergétique, fonctionne sous courant à haute fréquence.</text:p>
      <text:p text:style-name="P1"/>
      <text:p text:style-name="P1">Ayoub : Type de moteurs (pas à pas) :</text:p>
      <text:p text:style-name="P1"/>
      <text:p text:style-name="P1"><text:tab/>Aimant permanent : Aimant mobile au centre, orienté dans l'axe de bobines EM. Alimentation coupée → position maintenue en place.</text:p>
      <text:p text:style-name="P1"><text:tab/></text:p>
      <text:p text:style-name="P1"><text:tab/>Réluctance variable : Même principe, mais l'aimant permanent est remplacé par un noyau de fer doux. <text:span text:style-name="T1">Joue sur les différences d'angle entre les bobines et la forme étoilée du noyau. Il est possible de travailler en demi-pas. Pas de maintien de la position après alimentation, mais moins cher.</text:span></text:p>
      <text:p text:style-name="P1"/>
      <text:p text:style-name="P1"><text:tab/><text:span text:style-name="T1">Moteur hybride : Combinaison des deux systèmes précédents. Beaucoup plus cher.</text:span></text:p>
      <text:p text:style-name="P2"/>
      <text:p text:style-name="P2">La majorité des moteurs disponibles nécessitent une carte driver pour fonctionner sous arduino.</text:p>
      <text:p text:style-name="P2"/>
      <text:p text:style-name="P2"/>
      <text:p text:style-name="P2">Bilal : difficultés pour adapter les librairies utilisées l'an dernier à l'utilisation en projet. Il va sans doute le faire lui-même. Cela demandera donc un peu plus de temps de recherche. A commandé un kit arduino Mega pour son usage personnel, qui pourrait s'avérer très pratique pour tester nos codes avant d'avoir le matériel complet.</text:p>
      <text:p text:style-name="P2"/>
      <text:p text:style-name="P2"/>
      <text:p text:style-name="P2"/>
      <text:p text:style-name="P2"/>
      <text:p text:style-name="P2"/>
      <text:p text:style-name="P2"/>
      <text:p text:style-name="P2"/>
      <text:p text:style-name="P2"/>
      <text:p text:style-name="P2"><text:soft-page-break/>Eleanora et Andrew : Capteurs :</text:p>
      <text:p text:style-name="P2"/>
      <text:p text:style-name="P2">Explication d<text:span text:style-name="T2">u rayonnement infrarouge de chaque corps. Présentation du problème causé par le coefficient de réflectivité (apparition de longueurs d'ondes parasites pour le capteur en fonction des reflets thermiques de la cible). Il est crucial que le capteur reste parfaitement propre.</text:span></text:p>
      <text:p text:style-name="P2"/>
      <text:p text:style-name="P2"><text:tab/><text:span text:style-name="T2">Détecteur quantique : plus rapide (son fonctionnement fait intervenir des différences d'état entre électrons d'une même paire), beaucoup plus cher</text:span></text:p>
      <text:p text:style-name="P2"/>
      <text:p text:style-name="P2"><text:tab/><text:span text:style-name="T2">Détecteur thermique : Beaucoup moins cher et plus lents (toujours de l'ordre de la ms, donc bien assez rapide pour les applications du projet).</text:span></text:p>
      <text:p text:style-name="P2"/>
      <text:p text:style-name="P2"><text:tab/><text:span text:style-name="T2">Pyromètre à fibre optique : Applications industrielles à très hautes températures</text:span></text:p>
      <text:p text:style-name="P2"/>
      <text:p text:style-name="P2"><text:tab/><text:span text:style-name="T2">Pyromètre bichromatique : extrêmement précis, fonctionne avec deux spectres lumineux différents. Cher et fonctionnement très complexe.</text:span></text:p>
      <text:p text:style-name="P2"/>
      <text:p text:style-name="P3">Présentation d'un modèle numérique qui semble bien convenir aux contraintes : le GY906, puce MNX90614.</text:p>
      <text:p text:style-name="P3"/>
      <text:p text:style-name="P3"/>
      <text:p text:style-name="P3"/>
      <text:p text:style-name="P3">Planning à moyen terme :</text:p>
      <text:p text:style-name="P3"/>
      <text:p text:style-name="P3">1) Rassembler le plus d'informations possible sur les capteurs et moteurs, tableau comparatif</text:p>
      <text:p text:style-name="P3">2) Tester les codes sur l'arduino <text:span text:style-name="T3">rapidement (une semaine avant réception par Bilal du Mega)</text:span></text:p>
      <text:p text:style-name="P4">3) Commander les pièces (3-4 semaines au plus tard)</text:p>
      <text:p text:style-name="P4">4) Assembler le premier prototype pour la deuxième semaine tampon</text:p>
      <text:p text:style-name="P4"/>
      <text:p text:style-name="P4">En parallèle, il faut également s'attaquer sérieusement à la rédaction du rapport bibliographique, et déjà établir la table des matières du pré-rapport et du rapport final.</text:p>
      <text:p text:style-name="P4"/>
      <text:p text:style-name="P4"/>
      <text:p text:style-name="P4"/>
      <text:p text:style-name="P4">Le rôle d'animateur et secrétaire ne changeront pas pour la prochaine réu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14:17:05.823000000</meta:creation-date>
    <dc:date>2015-10-20T15:06:59.781000000</dc:date>
    <meta:editing-duration>PT3M19S</meta:editing-duration>
    <meta:editing-cycles>1</meta:editing-cycles>
    <meta:document-statistic meta:table-count="0" meta:image-count="0" meta:object-count="0" meta:page-count="2" meta:paragraph-count="32" meta:word-count="550" meta:character-count="3543" meta:non-whitespace-character-count="3008"/>
    <meta:generator>LibreOffice/4.4.5.2$Windows_x86 LibreOffice_project/a22f674fd25a3b6f45bdebf25400ed2adff0ff99</meta:generator>
  </office:meta>
</office:document-meta>
</file>